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  <style:text-properties style:font-name="Arial Black"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style:font-name="Arial Black1"/>
    </style:style>
    <style:style style:name="P5" style:family="paragraph">
      <style:paragraph-properties fo:margin-left="0cm" fo:margin-right="0cm" fo:text-indent="0cm"/>
      <style:text-properties fo:color="#ffffff" style:font-name="Arial Black1" fo:font-size="72pt" fo:font-weight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 style:font-size-asian="60pt" style:font-size-complex="60pt"/>
    </style:style>
    <style:style style:name="T2" style:family="text">
      <style:text-properties fo:color="#ffffff" style:font-name="Arial Black1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ch Twój Święty Duch</text:span><text:span text:style-name="T1"><text:line-break/></text:span><text:span text:style-name="T1">Dziś przenika mnie</text:span><text:span text:style-name="T1"><text:line-break/></text:span><text:span text:style-name="T1">I niech zawsze już</text:span><text:span text:style-name="T1"><text:line-break/></text:span><text:span text:style-name="T1">Gości w duszy m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-0.001cm" presentation:class="title" presentation:user-transformed="true">
          <draw:text-box>
            <text:p text:style-name="P4"><text:span text:style-name="T2">ref. I niech spadnie deszcz</text:span><text:span text:style-name="T2"><text:line-break/></text:span><text:span text:style-name="T2">Błogosławieństw Twych</text:span><text:span text:style-name="T2"><text:line-break/></text:span><text:span text:style-name="T2">Ojcze obmyj mnie</text:span><text:span text:style-name="T2"><text:line-break/></text:span><text:span text:style-name="T2">Duchu Święty przyjdź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Duchu Święty przyjdź</text:span><text:span text:style-name="T2"><text:line-break/></text:span><text:span text:style-name="T2">Działaj z mocą w nas</text:span><text:span text:style-name="T2"><text:line-break/></text:span><text:span text:style-name="T2">Duchu Święty przyjdź</text:span><text:span text:style-name="T2"><text:line-break/></text:span><text:span text:style-name="T2">Przemień smutku cz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-0.073cm" presentation:class="title" presentation:user-transformed="true">
          <draw:text-box>
            <text:p text:style-name="P4"><text:span text:style-name="T2">ref. I niech spadnie deszcz</text:span><text:span text:style-name="T2"><text:line-break/></text:span><text:span text:style-name="T2">Błogosławieństw Twych</text:span><text:span text:style-name="T2"><text:line-break/></text:span><text:span text:style-name="T2">Ojcze obmyj mnie</text:span><text:span text:style-name="T2"><text:line-break/></text:span><text:span text:style-name="T2">Duchu Święty przyjdź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04:12</meta:creation-date>
    <dc:date>2013-10-22T16:57:32.494000000</dc:date>
    <dc:language>pl-PL</dc:language>
    <meta:editing-cycles>13</meta:editing-cycles>
    <meta:editing-duration>PT11M41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